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0033"/>
      <style:text-properties style:font-name="Cabi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0033" style:text-align-source="fix" style:repeat-content="false"/>
      <style:paragraph-properties fo:text-align="center" fo:margin-left="0in"/>
      <style:text-properties style:font-name="Cabi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ackground-color="#66003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Cabi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Binôme</text:p>
          </table:table-cell>
          <table:table-cell table:style-name="ce3" office:value-type="string" calcext:value-type="string">
            <text:p>Demo (conditions d'utilization)</text:p>
          </table:table-cell>
          <table:table-cell table:style-name="ce7" office:value-type="string" calcext:value-type="string">
            <text:p> l'interface graphique </text:p>
          </table:table-cell>
          <table:table-cell table:style-name="ce3" office:value-type="string" calcext:value-type="string">
            <text:p>Commentair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HERVE Rémi et CANTITEAU Sylvain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HINGUE Alexis et JAUNET Paolo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LE BRETON Romain et CARON Hombeline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Ils n'utilisent pas ReadFile</text:p>
          </table:table-cell>
        </table:table-row>
        <table:table-row table:style-name="ro2">
          <table:table-cell table:style-name="ce2" office:value-type="string" calcext:value-type="string">
            <text:p>MERCIERE Raphael et STEPHANIT Alexis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OUX Moira et TOUBLANT Jeanne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GILQUIN Alexandre et JEAN Aubin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Ils n'utilisent pas ReadFile</text:p>
          </table:table-cell>
        </table:table-row>
        <table:table-row table:style-name="ro2">
          <table:table-cell table:style-name="ce2" office:value-type="string" calcext:value-type="string">
            <text:p>MARAIS Hugo et SAVATTE Pierre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NOUAILHAT Vincent et NOUVEL Julien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Ils n'utilisent pas ReadFile</text:p>
          </table:table-cell>
        </table:table-row>
        <table:table-row table:style-name="ro2">
          <table:table-cell table:style-name="ce2" office:value-type="string" calcext:value-type="string">
            <text:p>PERRAUD Simon et TROADEC Simon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" calcext:value-type="float">
            <text:p>12</text:p>
          </table:table-cell>
          <table:table-cell table:style-name="ce2"/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09:52:40.547608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1:00:56.307530869</meta:creation-date>
    <dc:date>2015-02-27T09:55:24.787806433</dc:date>
    <meta:editing-duration>PT6M10S</meta:editing-duration>
    <meta:editing-cycles>2</meta:editing-cycles>
    <meta:generator>LibreOffice/4.2.7.2$Linux_X86_64 LibreOffice_project/420m0$Build-2</meta:generator>
    <meta:document-statistic meta:table-count="1" meta:cell-count="54" meta:object-count="0"/>
  </office:meta>
</office:document-meta>
</file>